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1.7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9.84pt"/>
    </style:style>
    <style:style style:name="co4" style:family="table-column">
      <style:table-column-properties fo:break-before="auto" style:column-width="580.2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Idées_20_brutes">
      <style:table-properties table:display="true" style:writing-mode="lr-tb"/>
    </style:style>
    <style:style style:name="ta2" style:family="table" style:master-page-name="PageStyle_5f_Grille_20_de_20_l_27_évêqu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dées brutes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omment dynamiser le tarot ?</text:p>
          </table:table-cell>
          <table:covered-table-cell table:number-columns-repeated="2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Jouer à 3, 4 ou 5 joueurs</text:p>
          </table:table-cell>
          <table:table-cell table:style-name="ce4" table:number-columns-repeated="2"/>
          <table:table-cell table:style-name="ce2" office:value-type="string" calcext:value-type="string">
            <text:p>Version premium meilleur grpahises, personnalisations des dos de cartes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Systeme de Ranking = classement</text:p>
          </table:table-cell>
          <table:table-cell table:style-name="ce4" table:number-columns-repeated="2"/>
          <table:table-cell table:style-name="ce2" office:value-type="string" calcext:value-type="string">
            <text:p>Version premium enlever des pubs (donc pubs sur la version gratuite)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Challenges quotidiens (objectifs du jour)</text:p>
          </table:table-cell>
          <table:table-cell table:style-name="ce4" table:number-columns-repeated="2"/>
          <table:table-cell table:style-name="ce2" office:value-type="string" calcext:value-type="string">
            <text:p>Empêcher la triche dans le chat (limiter à avant/apres la partie)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Challenges généraux (hauts faits = objectifs = achievements)</text:p>
          </table:table-cell>
          <table:table-cell table:style-name="ce4" table:number-columns-repeated="2"/>
          <table:table-cell table:style-name="ce2" office:value-type="string" calcext:value-type="string">
            <text:p>Comment empêcher la triche ?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Limite de temps par joueur (20 secondes par tours)</text:p>
          </table:table-cell>
          <table:table-cell table:style-name="ce4" table:number-columns-repeated="2"/>
          <table:table-cell table:style-name="ce2" office:value-type="string" calcext:value-type="string">
            <text:p>Système pour streamer = empêcher le stream-hack (triche en regardant le stream)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Refaire son tour en cas d'erreur</text:p>
          </table:table-cell>
          <table:table-cell table:style-name="ce4" table:number-columns-repeated="2"/>
          <table:table-cell table:style-name="ce2" office:value-type="string" calcext:value-type="string">
            <text:p>Ajouter un délais pour le stream (quel délais ?)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Système de pari avant la partie (comme le poker) avec de l'argent réel</text:p>
          </table:table-cell>
          <table:table-cell table:style-name="ce4" table:number-columns-repeated="2"/>
          <table:table-cell table:style-name="ce2" office:value-type="string" calcext:value-type="string">
            <text:p>Empecher le stream-hack ?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Version premium de l'application (et une version gratuite)</text:p>
          </table:table-cell>
          <table:table-cell table:style-name="ce4" table:number-columns-repeated="2"/>
          <table:table-cell table:style-name="ce2" office:value-type="string" calcext:value-type="string">
            <text:p>Essayer de cacher la main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Graphismes + animations dynamiques courtes mais visuelles</text:p>
          </table:table-cell>
          <table:table-cell table:style-name="ce4" table:number-columns-repeated="2"/>
          <table:table-cell table:style-name="ce2" office:value-type="string" calcext:value-type="string">
            <text:p>Le stream-hack est le probleme de la plateforme ou du streamer ?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Didactiels pour les nouveaux joueurs</text:p>
          </table:table-cell>
          <table:table-cell table:style-name="ce4" table:number-columns-repeated="2"/>
          <table:table-cell table:style-name="ce2" office:value-type="string" calcext:value-type="string">
            <text:p>Ignorer le stream-hack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Chat dans l'application</text:p>
          </table:table-cell>
          <table:table-cell table:style-name="ce4" table:number-columns-repeated="2"/>
          <table:table-cell table:style-name="ce2" office:value-type="string" calcext:value-type="string">
            <text:p>Mode streamer qui enlève (ou change) les pseudos 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Pari : vérifier que les conditions légales (age, lois des pays)</text:p>
          </table:table-cell>
          <table:table-cell table:style-name="ce4" table:number-columns-repeated="2"/>
          <table:table-cell table:style-name="ce2" office:value-type="string" calcext:value-type="string">
            <text:p>Pseudos aléatoires pour les streamers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Jouer en local</text:p>
          </table:table-cell>
          <table:table-cell table:style-name="ce4" table:number-columns-repeated="2"/>
          <table:table-cell table:style-name="ce2" office:value-type="string" calcext:value-type="string">
            <text:p>Système d'amis (inviter dans une partie)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Chat petit smiley pendant le jeu (emojis)</text:p>
          </table:table-cell>
          <table:table-cell table:style-name="ce4" table:number-columns-repeated="2"/>
          <table:table-cell table:style-name="ce2" office:value-type="string" calcext:value-type="string">
            <text:p>Probleme si deux personnes en local jouent ensemble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Vendre des packs d'émojis</text:p>
          </table:table-cell>
          <table:table-cell table:style-name="ce4" table:number-columns-repeated="2"/>
          <table:table-cell table:style-name="ce2" office:value-type="string" calcext:value-type="string">
            <text:p>Système de classement uniquement en solo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Système de stream / Partenariat avec une plateforme de stream</text:p>
          </table:table-cell>
          <table:table-cell table:style-name="ce4" table:number-columns-repeated="2"/>
          <table:table-cell table:style-name="ce2" office:value-type="string" calcext:value-type="string">
            <text:p>Pas de classements pour les parties entre amis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Eviter les addictions au jeu (compteur d'heure de jeu par jour)</text:p>
          </table:table-cell>
          <table:table-cell table:style-name="ce4" table:number-columns-repeated="2"/>
          <table:table-cell table:style-name="ce2" office:value-type="string" calcext:value-type="string">
            <text:p>Système de cadeaux aux autres joueurs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Afficher un message au bout d'un certain temps de jeu</text:p>
          </table:table-cell>
          <table:table-cell table:style-name="ce4" table:number-columns-repeated="2"/>
          <table:table-cell table:style-name="ce2" office:value-type="string" calcext:value-type="string">
            <text:p>Monnaie virtuel pour le jeu, pour acheter des élements dans le jeu (et pour le systeme de pari)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Ajouter un mode "enfant" qui limite le temps de jeu</text:p>
          </table:table-cell>
          <table:table-cell table:style-name="ce4" table:number-columns-repeated="2"/>
          <table:table-cell table:style-name="ce2" office:value-type="string" calcext:value-type="string">
            <text:p>Monnaie virtuel &lt;=&gt; Monnaie réelle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Gagner de l'expérience niveau avec des récompenses</text:p>
          </table:table-cell>
          <table:table-cell table:style-name="ce4" table:number-columns-repeated="2"/>
          <table:table-cell table:style-name="ce2" office:value-type="string" calcext:value-type="string">
            <text:p>Prendre une commision sur la monnaie virtuelle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Systeme de pari uniquement réelle</text:p>
          </table:table-cell>
          <table:table-cell table:style-name="ce4" table:number-columns-repeated="2"/>
          <table:table-cell table:style-name="ce2" office:value-type="string" calcext:value-type="string">
            <text:p>Le taux virtuel =&gt; réelle est moins élevée que l'inverse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Monnaie réelle =&gt; Monnaie virtuelle mais pas l'inverse</text:p>
          </table:table-cell>
          <table:table-cell table:style-name="ce4" table:number-columns-repeated="2"/>
          <table:table-cell table:style-name="ce2" office:value-type="string" calcext:value-type="string">
            <text:p>Bots avec différents niveaux de difficultés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Pouvoir jouer en local avec les bots</text:p>
          </table:table-cell>
          <table:table-cell table:style-name="ce4" table:number-columns-repeated="2"/>
          <table:table-cell table:style-name="ce2" office:value-type="string" calcext:value-type="string">
            <text:p>Faire une intelligence artificielle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Faire de l'esport</text:p>
          </table:table-cell>
          <table:table-cell table:style-name="ce4" table:number-columns-repeated="2"/>
          <table:table-cell table:style-name="ce2" office:value-type="string" calcext:value-type="string">
            <text:p>Pouvoir lier son compte gargantua avec son compte "UNE AUTRE PLATEFORME" pour retrouver ses amis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Faire des tournois nationaux réguliers</text:p>
          </table:table-cell>
          <table:table-cell table:style-name="ce4" table:number-columns-repeated="2"/>
          <table:table-cell table:style-name="ce2" office:value-type="string" calcext:value-type="string">
            <text:p>AUTRE PLATEFORME == "fb", "google"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Système de tournoi à l'étranger</text:p>
          </table:table-cell>
          <table:table-cell table:style-name="ce4" table:number-columns-repeated="2"/>
          <table:table-cell table:style-name="ce2" office:value-type="string" calcext:value-type="string">
            <text:p>Faire une matchmaking CORRECT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Offrir des cadeaux aux gros joueurs (joueurs qui jouent fréquemment)</text:p>
          </table:table-cell>
          <table:table-cell table:style-name="ce4" table:number-columns-repeated="2"/>
          <table:table-cell table:style-name="ce2" office:value-type="string" calcext:value-type="string">
            <text:p>Faire un système de saison annuel (reset du ranking)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Système permettant d'écouter de la musique (spotify, deezer)</text:p>
          </table:table-cell>
          <table:table-cell table:style-name="ce4" table:number-columns-repeated="2"/>
          <table:table-cell table:style-name="ce2" office:value-type="string" calcext:value-type="string">
            <text:p>Offrir des récompenses de fin de saison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Gain de l'expérience en fonction de performances dans la partie</text:p>
          </table:table-cell>
          <table:table-cell table:style-name="ce4" table:number-columns-repeated="2"/>
          <table:table-cell table:style-name="ce2" office:value-type="string" calcext:value-type="string">
            <text:p>Rappeler le tour précédent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Faire un système pour hacker les cartes bancaires des joueurs</text:p>
          </table:table-cell>
          <table:table-cell table:style-name="ce4" table:number-columns-repeated="2"/>
          <table:table-cell table:style-name="ce2" office:value-type="string" calcext:value-type="string">
            <text:p>Système pour voir les cartes déjà utilisées (réserves sur cette idée)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Ne pas se faire hacker le système</text:p>
          </table:table-cell>
          <table:table-cell table:style-name="ce4" table:number-columns-repeated="2"/>
          <table:table-cell table:style-name="ce2" office:value-type="string" calcext:value-type="string">
            <text:p>Avoir des avantages *EN JEU* pour la version premium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Système de mémorisation des coups</text:p>
          </table:table-cell>
          <table:table-cell table:style-name="ce4" table:number-columns-repeated="2"/>
          <table:table-cell table:style-name="ce2" office:value-type="string" calcext:value-type="string">
            <text:p>Ne pas avoir des avantages *EN JEU* pour la version premium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Question du Pay 2 Win</text:p>
          </table:table-cell>
          <table:table-cell table:style-name="ce4" table:number-columns-repeated="2"/>
          <table:table-cell table:style-name="ce2" office:value-type="string" calcext:value-type="string">
            <text:p>Avoir des avantages *EN JEU LOCAL* pour la version premium</text:p>
          </table:table-cell>
          <table:table-cell table:style-name="ce4" table:number-columns-repeated="22"/>
          <table:table-cell table:number-columns-repeated="998"/>
        </table:table-row>
        <table:table-row table:style-name="ro1" table:number-rows-repeated="966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ille de l'évêque" table:style-name="ta2">
        <table:table-column table:style-name="co3" table:default-cell-style-name="Default"/>
        <table:table-column table:style-name="co4" table:default-cell-style-name="Default"/>
        <table:table-column table:style-name="co2" table:number-columns-repeated="102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2" office:value-type="string" calcext:value-type="string">
            <text:p>Idée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Jouer à 3, 4 ou 5 joueurs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Systeme de Ranking = classement</text:p>
          </table:table-cell>
          <table:table-cell table:number-columns-repeated="1022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Challenges quotidiens (objectifs du jour)</text:p>
          </table:table-cell>
          <table:table-cell table:number-columns-repeated="1022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Challenges généraux (hauts faits = objectifs = achievements)</text:p>
          </table:table-cell>
          <table:table-cell table:number-columns-repeated="1022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Limite de temps par joueur (20 secondes par tours)</text:p>
          </table:table-cell>
          <table:table-cell table:number-columns-repeated="1022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Refaire son tour en cas d'erreur</text:p>
          </table:table-cell>
          <table:table-cell table:number-columns-repeated="1022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Système de pari avant la partie (comme le poker) avec de l'argent réel</text:p>
          </table:table-cell>
          <table:table-cell table:number-columns-repeated="1022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Version premium de l'application (et une version gratuite)</text:p>
          </table:table-cell>
          <table:table-cell table:number-columns-repeated="1022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Graphismes + animations dynamiques courtes mais visuelles</text:p>
          </table:table-cell>
          <table:table-cell table:number-columns-repeated="1022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Didactiels pour les nouveaux joueurs</text:p>
          </table:table-cell>
          <table:table-cell table:number-columns-repeated="1022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Chat dans l'application</text:p>
          </table:table-cell>
          <table:table-cell table:number-columns-repeated="1022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Pari : vérifier que les conditions légales (age, lois des pays)</text:p>
          </table:table-cell>
          <table:table-cell table:number-columns-repeated="1022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Jouer en local</text:p>
          </table:table-cell>
          <table:table-cell table:number-columns-repeated="1022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Chat petit smiley pendant le jeu (emojis)</text:p>
          </table:table-cell>
          <table:table-cell table:number-columns-repeated="1022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Vendre des packs d'émojis</text:p>
          </table:table-cell>
          <table:table-cell table:number-columns-repeated="1022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Système de stream / Partenariat avec une plateforme de stream</text:p>
          </table:table-cell>
          <table:table-cell table:number-columns-repeated="1022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Eviter les addictions au jeu (compteur d'heure de jeu par jour)</text:p>
          </table:table-cell>
          <table:table-cell table:number-columns-repeated="1022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" office:value-type="string" calcext:value-type="string">
            <text:p>Afficher un message au bout d'un certain temps de jeu</text:p>
          </table:table-cell>
          <table:table-cell table:number-columns-repeated="1022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2" office:value-type="string" calcext:value-type="string">
            <text:p>Ajouter un mode "enfant" qui limite le temps de jeu</text:p>
          </table:table-cell>
          <table:table-cell table:number-columns-repeated="1022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2" office:value-type="string" calcext:value-type="string">
            <text:p>Gagner de l'expérience niveau avec des récompenses</text:p>
          </table:table-cell>
          <table:table-cell table:number-columns-repeated="1022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2" office:value-type="string" calcext:value-type="string">
            <text:p>Systeme de pari uniquement réelle</text:p>
          </table:table-cell>
          <table:table-cell table:number-columns-repeated="1022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Monnaie réelle =&gt; Monnaie virtuelle mais pas l'inverse</text:p>
          </table:table-cell>
          <table:table-cell table:number-columns-repeated="1022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2" office:value-type="string" calcext:value-type="string">
            <text:p>Pouvoir jouer en local avec les bots</text:p>
          </table:table-cell>
          <table:table-cell table:number-columns-repeated="1022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Faire de l'esport</text:p>
          </table:table-cell>
          <table:table-cell table:number-columns-repeated="1022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2" office:value-type="string" calcext:value-type="string">
            <text:p>Faire des tournois nationaux réguliers</text:p>
          </table:table-cell>
          <table:table-cell table:number-columns-repeated="1022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2" office:value-type="string" calcext:value-type="string">
            <text:p>Système de tournoi à l'étranger</text:p>
          </table:table-cell>
          <table:table-cell table:number-columns-repeated="1022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2" office:value-type="string" calcext:value-type="string">
            <text:p>Offrir des cadeaux aux gros joueurs (joueurs qui jouent fréquemment)</text:p>
          </table:table-cell>
          <table:table-cell table:number-columns-repeated="1022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2" office:value-type="string" calcext:value-type="string">
            <text:p>Système permettant d'écouter de la musique (spotify, deezer)</text:p>
          </table:table-cell>
          <table:table-cell table:number-columns-repeated="1022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2" office:value-type="string" calcext:value-type="string">
            <text:p>Gain de l'expérience en fonction de performances dans la partie</text:p>
          </table:table-cell>
          <table:table-cell table:number-columns-repeated="1022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Faire un système pour hacker les cartes bancaires des joueurs</text:p>
          </table:table-cell>
          <table:table-cell table:number-columns-repeated="1022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2" office:value-type="string" calcext:value-type="string">
            <text:p>Ne pas se faire hacker le système</text:p>
          </table:table-cell>
          <table:table-cell table:number-columns-repeated="1022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2" office:value-type="string" calcext:value-type="string">
            <text:p>Système de mémorisation des coups</text:p>
          </table:table-cell>
          <table:table-cell table:number-columns-repeated="1022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2" office:value-type="string" calcext:value-type="string">
            <text:p>Question du Pay 2 Win</text:p>
          </table:table-cell>
          <table:table-cell table:number-columns-repeated="1022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2" office:value-type="string" calcext:value-type="string">
            <text:p>Version premium meilleur grpahises, personnalisations des dos de cartes</text:p>
          </table:table-cell>
          <table:table-cell table:number-columns-repeated="1022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Version premium enlever des pubs (donc pubs sur la version gratuite)</text:p>
          </table:table-cell>
          <table:table-cell table:number-columns-repeated="1022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2" office:value-type="string" calcext:value-type="string">
            <text:p>Empêcher la triche dans le chat (limiter à avant/apres la partie)</text:p>
          </table:table-cell>
          <table:table-cell table:number-columns-repeated="1022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2" office:value-type="string" calcext:value-type="string">
            <text:p>Comment empêcher la triche ?</text:p>
          </table:table-cell>
          <table:table-cell table:number-columns-repeated="1022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2" office:value-type="string" calcext:value-type="string">
            <text:p>Système pour streamer = empêcher le stream-hack (triche en regardant le stream)</text:p>
          </table:table-cell>
          <table:table-cell table:number-columns-repeated="1022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2" office:value-type="string" calcext:value-type="string">
            <text:p>Ajouter un délais pour le stream (quel délais ?)</text:p>
          </table:table-cell>
          <table:table-cell table:number-columns-repeated="1022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2" office:value-type="string" calcext:value-type="string">
            <text:p>Empecher le stream-hack ?</text:p>
          </table:table-cell>
          <table:table-cell table:number-columns-repeated="1022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ssayer de cacher la main</text:p>
          </table:table-cell>
          <table:table-cell table:number-columns-repeated="1022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2" office:value-type="string" calcext:value-type="string">
            <text:p>Le stream-hack est le probleme de la plateforme ou du streamer ?</text:p>
          </table:table-cell>
          <table:table-cell table:number-columns-repeated="1022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table:style-name="ce2" office:value-type="string" calcext:value-type="string">
            <text:p>Ignorer le stream-hack</text:p>
          </table:table-cell>
          <table:table-cell table:number-columns-repeated="1022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2" office:value-type="string" calcext:value-type="string">
            <text:p>Mode streamer qui enlève (ou change) les pseudos </text:p>
          </table:table-cell>
          <table:table-cell table:number-columns-repeated="1022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2" office:value-type="string" calcext:value-type="string">
            <text:p>Pseudos aléatoires pour les streamers</text:p>
          </table:table-cell>
          <table:table-cell table:number-columns-repeated="1022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2" office:value-type="string" calcext:value-type="string">
            <text:p>Système d'amis (inviter dans une partie)</text:p>
          </table:table-cell>
          <table:table-cell table:number-columns-repeated="1022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2" office:value-type="string" calcext:value-type="string">
            <text:p>Probleme si deux personnes en local jouent ensemble</text:p>
          </table:table-cell>
          <table:table-cell table:number-columns-repeated="1022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2" office:value-type="string" calcext:value-type="string">
            <text:p>Système de classement uniquement en solo</text:p>
          </table:table-cell>
          <table:table-cell table:number-columns-repeated="1022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2" office:value-type="string" calcext:value-type="string">
            <text:p>Pas de classements pour les parties entre amis</text:p>
          </table:table-cell>
          <table:table-cell table:number-columns-repeated="1022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2" office:value-type="string" calcext:value-type="string">
            <text:p>Système de cadeaux aux autres joueurs</text:p>
          </table:table-cell>
          <table:table-cell table:number-columns-repeated="1022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text:p>Monnaie virtuel pour le jeu, pour acheter des élements dans le jeu (et pour le systeme de pari)</text:p>
          </table:table-cell>
          <table:table-cell table:number-columns-repeated="1022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Monnaie virtuel &lt;=&gt; Monnaie réelle</text:p>
          </table:table-cell>
          <table:table-cell table:number-columns-repeated="1022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2" office:value-type="string" calcext:value-type="string">
            <text:p>Prendre une commision sur la monnaie virtuelle</text:p>
          </table:table-cell>
          <table:table-cell table:number-columns-repeated="1022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2" office:value-type="string" calcext:value-type="string">
            <text:p>Le taux virtuel =&gt; réelle est moins élevée que l'inverse</text:p>
          </table:table-cell>
          <table:table-cell table:number-columns-repeated="1022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2" office:value-type="string" calcext:value-type="string">
            <text:p>Bots avec différents niveaux de difficultés</text:p>
          </table:table-cell>
          <table:table-cell table:number-columns-repeated="1022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2" office:value-type="string" calcext:value-type="string">
            <text:p>Faire une intelligence artificielle</text:p>
          </table:table-cell>
          <table:table-cell table:number-columns-repeated="1022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2" office:value-type="string" calcext:value-type="string">
            <text:p>Pouvoir lier son compte gargantua avec son compte "UNE AUTRE PLATEFORME" pour retrouver ses amis</text:p>
          </table:table-cell>
          <table:table-cell table:number-columns-repeated="1022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2" office:value-type="string" calcext:value-type="string">
            <text:p>AUTRE PLATEFORME == "fb", "google"</text:p>
          </table:table-cell>
          <table:table-cell table:number-columns-repeated="1022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2" office:value-type="string" calcext:value-type="string">
            <text:p>Faire une matchmaking CORRECT</text:p>
          </table:table-cell>
          <table:table-cell table:number-columns-repeated="1022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2" office:value-type="string" calcext:value-type="string">
            <text:p>Faire un système de saison annuel (reset du ranking)</text:p>
          </table:table-cell>
          <table:table-cell table:number-columns-repeated="1022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2" office:value-type="string" calcext:value-type="string">
            <text:p>Offrir des récompenses de fin de saison</text:p>
          </table:table-cell>
          <table:table-cell table:number-columns-repeated="1022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2" office:value-type="string" calcext:value-type="string">
            <text:p>Rappeler le tour précédent</text:p>
          </table:table-cell>
          <table:table-cell table:number-columns-repeated="1022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2" office:value-type="string" calcext:value-type="string">
            <text:p>Système pour voir les cartes déjà utilisées (réserves sur cette idée)</text:p>
          </table:table-cell>
          <table:table-cell table:number-columns-repeated="1022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2" office:value-type="string" calcext:value-type="string">
            <text:p>Avoir des avantages *EN JEU* pour la version premium</text:p>
          </table:table-cell>
          <table:table-cell table:number-columns-repeated="1022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2" office:value-type="string" calcext:value-type="string">
            <text:p>Ne pas avoir des avantages *EN JEU* pour la version premium</text:p>
          </table:table-cell>
          <table:table-cell table:number-columns-repeated="1022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2" office:value-type="string" calcext:value-type="string">
            <text:p>Avoir des avantages *EN JEU LOCAL* pour la version premium</text:p>
          </table:table-cell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dées_20_brutes" style:display-name="PageStyle_Idées bru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ille_20_de_20_l_27_évêque" style:display-name="PageStyle_Grille de l'évêq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01" meta:object-count="0"/>
    <meta:generator>LibreOfficeDev/6.0.5.2$Linux_X86_64 LibreOffice_project/</meta:generator>
  </office:meta>
</office:document-meta>
</file>